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fo:font-weight="bold"/>
    </style:style>
    <style:style style:name="P6" style:family="paragraph" style:parent-style-name="Text_20_body" style:list-style-name="L4">
      <style:text-properties fo:font-weight="bold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fo:font-weight="bold"/>
    </style:style>
    <style:style style:name="P10" style:family="paragraph" style:parent-style-name="Text_20_body" style:list-style-name="L6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Specification: GPIB Stability Verification for Tektronix TDS784A</text:h>
      <text:p text:style-name="Text_20_body"><text:span text:style-name="T1">Target Device:</text:span> Tektronix TDS784A (Firmware v4.1e)</text:p>
      <text:p text:style-name="Text_20_body"><text:span text:style-name="T1">Interface:</text:span> AR-488 ESP32</text:p>
      <text:p text:style-name="Text_20_body"><text:span text:style-name="T1">Objective:</text:span> Validate error-free bidirectional bulk data transfer to ensure the interface is safe for firmware flashing.</text:p>
      <text:p text:style-name="Horizontal_20_Line"/>
      <text:h text:style-name="Heading_20_2" text:outline-level="2">1. Environment Setup</text:h>
      <text:list text:style-name="L1">
        <text:list-item>
          <text:p text:style-name="P1"><text:span text:style-name="T1">Timeout:</text:span> Set a global GPIB timeout of 5000ms.</text:p>
        </text:list-item>
        <text:list-item>
          <text:p text:style-name="P1"><text:span text:style-name="T1">Termination:</text:span> Commands should end with <text:span text:style-name="Source_20_Text">\n</text:span>. GPIB EOI must be enabled.</text:p>
        </text:list-item>
      </text:list>
      <text:h text:style-name="Heading_20_2" text:outline-level="2">2. Phase 1: Latency and Response Stability (The "Heartbeat")</text:h>
      <text:list text:style-name="L2">
        <text:list-item>
          <text:p text:style-name="P2"><text:span text:style-name="T1">Action:</text:span> Send <text:span text:style-name="Source_20_Text">*IDN?</text:span> in a loop 200 times.</text:p>
        </text:list-item>
        <text:list-item>
          <text:p text:style-name="P3">Pass Criteria:</text:p>
          <text:list>
            <text:list-item>
              <text:p text:style-name="P2">100% success rate (no timeouts).</text:p>
            </text:list-item>
            <text:list-item>
              <text:p text:style-name="P2">Response must consistently start with <text:span text:style-name="Source_20_Text">TEKTRONIX,TDS 784A...</text:span>.</text:p>
            </text:list-item>
          </text:list>
        </text:list-item>
        <text:list-item>
          <text:p text:style-name="P2"><text:span text:style-name="T1">Failure:</text:span> Any "Query Unterminated" or empty response indicates a handshake timing issue.</text:p>
        </text:list-item>
      </text:list>
      <text:h text:style-name="Heading_20_2" text:outline-level="2">3. Phase 2: Bulk Read Stress Test (Curve Extraction)</text:h>
      <text:list text:style-name="L3">
        <text:list-item>
          <text:p text:style-name="P4"><text:span text:style-name="T1">Setup:</text:span> Set scope to CH1, Record Length to 15,000 points.</text:p>
        </text:list-item>
        <text:list-item>
          <text:p text:style-name="P5">Action:</text:p>
          <text:list>
            <text:list-item>
              <text:p text:style-name="P4">Send <text:span text:style-name="Source_20_Text">DATA:SOURCE CH1; ENCDG RIBINARY; WIDTH 1;</text:span> (Sets up raw binary transfer).</text:p>
            </text:list-item>
            <text:list-item>
              <text:p text:style-name="P4">Send <text:span text:style-name="Source_20_Text">CURVE?</text:span> and capture the resulting block.</text:p>
            </text:list-item>
            <text:list-item>
              <text:p text:style-name="P4">Loop this 20 times.</text:p>
            </text:list-item>
          </text:list>
        </text:list-item>
        <text:list-item>
          <text:p text:style-name="P5">Pass Criteria:</text:p>
          <text:list>
            <text:list-item text:start-value="1">
              <text:p text:style-name="P4">Each <text:span text:style-name="Source_20_Text">CURVE?</text:span> response should contain the standard Tek binary header (e.g., <text:span text:style-name="Source_20_Text">#515000...</text:span>).</text:p>
            </text:list-item>
            <text:list-item>
              <text:p text:style-name="P4">Total bytes received must exactly match the header's length field.</text:p>
            </text:list-item>
            <text:list-item>
              <text:p text:style-name="P4"><text:soft-page-break/>No partial packets or checksum errors.</text:p>
            </text:list-item>
          </text:list>
        </text:list-item>
      </text:list>
      <text:h text:style-name="Heading_20_2" text:outline-level="2">4. Phase 3: Bulk Write Stress Test (The "Flash Simulator")</text:h>
      <text:list text:style-name="L4">
        <text:list-item>
          <text:p text:style-name="P6">Action:</text:p>
          <text:list>
            <text:list-item>
              <text:p text:style-name="P7">Define a string of 1,024 random alphanumeric characters.</text:p>
            </text:list-item>
            <text:list-item>
              <text:p text:style-name="P7">Send <text:span text:style-name="Source_20_Text">MESSAGE:SHOW "&lt;string&gt;"</text:span> to the scope.</text:p>
            </text:list-item>
            <text:list-item>
              <text:p text:style-name="P7">Immediately send <text:span text:style-name="Source_20_Text">MESSAGE:STATE ON</text:span>.</text:p>
            </text:list-item>
            <text:list-item>
              <text:p text:style-name="P7">Repeat this 50 times, varying the string each time.</text:p>
            </text:list-item>
          </text:list>
        </text:list-item>
        <text:list-item>
          <text:p text:style-name="P6">Pass Criteria:</text:p>
          <text:list>
            <text:list-item text:start-value="1">
              <text:p text:style-name="P7">The scope's display should update without hanging.</text:p>
            </text:list-item>
            <text:list-item>
              <text:p text:style-name="P7">The script must not encounter a "Serial Buffer Overflow" on the ESP32.</text:p>
            </text:list-item>
          </text:list>
        </text:list-item>
        <text:list-item>
          <text:p text:style-name="P7"><text:span text:style-name="T1">Validation:</text:span> If the script can push 1k chunks repeatedly without the AR-488 crashing, it can likely handle the firmware page-write cycle.</text:p>
        </text:list-item>
      </text:list>
      <text:h text:style-name="Heading_20_2" text:outline-level="2">5. Phase 4: Screen Capture (Large Payload)</text:h>
      <text:list text:style-name="L5">
        <text:list-item>
          <text:p text:style-name="P8"><text:span text:style-name="T1">Setup:</text:span> Set Hardcopy format to <text:span text:style-name="Source_20_Text">BMP</text:span> via scope menu.</text:p>
        </text:list-item>
        <text:list-item>
          <text:p text:style-name="P9">Action:</text:p>
          <text:list>
            <text:list-item>
              <text:p text:style-name="P8">Send <text:span text:style-name="Source_20_Text">HARDCOPY START</text:span>.</text:p>
            </text:list-item>
            <text:list-item>
              <text:p text:style-name="P8">Read the raw stream until EOI is detected.</text:p>
            </text:list-item>
            <text:list-item>
              <text:p text:style-name="P8">Save the stream as a <text:span text:style-name="Source_20_Text">.bmp</text:span> file.</text:p>
            </text:list-item>
          </text:list>
        </text:list-item>
        <text:list-item>
          <text:p text:style-name="P9">Pass Criteria:</text:p>
          <text:list>
            <text:list-item text:start-value="1">
              <text:p text:style-name="P8">The resulting file must be a valid, viewable Windows Bitmap.</text:p>
            </text:list-item>
            <text:list-item>
              <text:p text:style-name="P8">No "shearing" or corruption in the image (indicates dropped bytes in the middle of a transfer).</text:p>
            </text:list-item>
          </text:list>
        </text:list-item>
      </text:list>
      <text:p text:style-name="Horizontal_20_Line"/>
      <text:h text:style-name="Heading_20_2" text:outline-level="2">Technical Notes for the Python Agent:</text:h>
      <text:list text:style-name="L6">
        <text:list-item>
          <text:p text:style-name="P10"><text:span text:style-name="T1">Buffer Size:</text:span> Use a reading buffer of at least 10,240 bytes to handle the <text:span text:style-name="Source_20_Text">CURVE?</text:span> data.</text:p>
        </text:list-item>
        <text:list-item>
          <text:p text:style-name="P10"><text:span text:style-name="T1">Error Handling:</text:span> Catch <text:span text:style-name="Source_20_Text">SerialException</text:span> or <text:span text:style-name="Source_20_Text">TimeoutError</text:span> and log the exact loop iteration where the failure occurred.</text:p>
        </text:list-item>
      </text:list>
      <text:p text:style-name="Horizontal_20_Line"/>
      <text:h text:style-name="Heading_20_3" text:outline-level="3"><text:soft-page-break/>A Final Tip on the "Write" Path</text:h>
      <text:p text:style-name="Text_20_body">When your agent writes the script, have it pay special attention to the <text:span text:style-name="T1">GPIB EOI (End or Identify)</text:span> signal. During a firmware flash, the scope relies on EOI to know a data block is finished. If the AR-488 or the Python script doesn't handle EOI correctly, the scope may sit indefinitely waiting for more data, which is the most common cause of a failed flas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19:08:20.898832800</meta:creation-date>
    <dc:date>2026-05-04T19:17:31.562254600</dc:date>
    <meta:editing-duration>PT9M11S</meta:editing-duration>
    <meta:editing-cycles>1</meta:editing-cycles>
    <meta:document-statistic meta:table-count="0" meta:image-count="0" meta:object-count="0" meta:page-count="3" meta:paragraph-count="47" meta:word-count="459" meta:character-count="2697" meta:non-whitespace-character-count="2320"/>
    <meta:generator>LibreOffice/26.2.1.2$Windows_X86_64 LibreOffice_project/620$Build-2</meta:generator>
  </office:meta>
</office:document-meta>
</file>